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4" style:family="graphic" style:parent-style-name="standard">
      <style:graphic-properties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c4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715cm" svg:x="19.778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02cm" svg:height="9.525cm" svg:x="22.953cm" svg:y="1.9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7.398cm" svg:y1="5.715cm" svg:x2="27.398cm" svg:y2="7.62cm">
          <text:p/>
        </draw:line>
        <draw:g>
          <draw:path draw:style-name="gr3" draw:text-style-name="P1" draw:layer="layout" svg:width="2.926cm" svg:height="0.274cm" draw:transform="skewX (0.0568977336150044) rotate (1.35228110444495) translate (27.3975518009793cm 13.3345908126472cm)" svg:viewBox="0 0 2927 275" svg:d="m0 59274c173 618 2927-1 2927-1">
            <text:p/>
          </draw:path>
          <draw:path draw:style-name="gr3" draw:text-style-name="P1" draw:layer="layout" svg:width="2.926cm" svg:height="0.275cm" draw:transform="skewX (-0.0568977336150044) rotate (1.78931154914425) translate (28.033cm 10.4775cm)" svg:viewBox="0 0 2927 276" svg:d="m2927 50191c-173 619-2927-1-2927-1">
            <text:p/>
          </draw:path>
        </draw:g>
        <draw:g>
          <draw:path draw:style-name="gr3" draw:text-style-name="P1" draw:layer="layout" svg:width="1.708cm" svg:height="0.262cm" draw:transform="skewX (-0.224972940582027) rotate (1.19031454985991) translate (19.7771606321351cm 13.3347116466208cm)" svg:viewBox="0 0 1709 263" svg:d="m0 46632c101 588 1709-2 1709-2">
            <text:p/>
          </draw:path>
          <draw:path draw:style-name="gr3" draw:text-style-name="P1" draw:layer="layout" svg:width="1.708cm" svg:height="0.262cm" draw:transform="skewX (0.224798407656827) rotate (1.95127810372929) translate (20.413cm 11.7475cm)" svg:viewBox="0 0 1709 263" svg:d="m1709 29183c-100 588-1709-2-1709-2">
            <text:p/>
          </draw:path>
        </draw:g>
        <draw:line draw:style-name="gr2" draw:text-style-name="P1" draw:layer="layout" svg:x1="19.778cm" svg:y1="5.715cm" svg:x2="19.778cm" svg:y2="10.16cm">
          <text:p/>
        </draw:line>
        <draw:g>
          <draw:path draw:style-name="gr3" draw:text-style-name="P1" draw:layer="layout" svg:width="1.708cm" svg:height="0.262cm" draw:transform="skewX (-0.224972940582027) rotate (1.19031454985991) translate (22.9521606321351cm 6.98471164662077cm)" svg:viewBox="0 0 1709 263" svg:d="m0 47811c101 588 1709-2 1709-2">
            <text:p/>
          </draw:path>
          <draw:path draw:style-name="gr3" draw:text-style-name="P1" draw:layer="layout" svg:width="1.708cm" svg:height="0.261cm" draw:transform="skewX (0.224798407656827) rotate (1.95127810372929) translate (23.588cm 5.3975cm)" svg:viewBox="0 0 1709 262" svg:d="m1709 39794c-100 588-1709-1-1709-1">
            <text:p/>
          </draw:path>
        </draw:g>
        <draw:line draw:style-name="gr2" draw:text-style-name="P1" draw:layer="layout" svg:x1="22.953cm" svg:y1="1.905cm" svg:x2="22.953cm" svg:y2="3.81cm">
          <text:p/>
        </draw:line>
        <draw:custom-shape draw:style-name="gr4" draw:text-style-name="P2" draw:layer="layout" svg:width="7.62cm" svg:height="1.905cm" svg:x="10.253cm" svg:y="4.445cm">
          <text:p text:style-name="P1"><text:span text:style-name="T1">[add-next &lt;Plan-2&gt; 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62cm" svg:height="1.905cm" svg:x="19.778cm" svg:y="4.445cm">
          <text:p text:style-name="P1"><text:span text:style-name="T1">[add-parallel &lt;Plan-2&gt; 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62cm" svg:height="1.905cm" svg:x="0.728cm" svg:y="4.445cm">
          <text:p text:style-name="P1"><text:span text:style-name="T1">[copy &lt;Plan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348cm" svg:y1="5.399cm" svg:x2="10.253cm" svg:y2="5.399cm">
          <text:p/>
        </draw:line>
        <draw:frame draw:style-name="gr5" draw:text-style-name="P3" draw:layer="layout" svg:width="1.598cm" svg:height="0.954cm" svg:x="8.348cm" svg:y="4.479cm">
          <draw:text-box>
            <text:p><text:span text:style-name="T1">next</text:span></text:p>
          </draw:text-box>
        </draw:frame>
        <draw:line draw:style-name="gr2" draw:text-style-name="P1" draw:layer="layout" svg:x1="17.873cm" svg:y1="5.365cm" svg:x2="19.778cm" svg:y2="5.365cm">
          <text:p/>
        </draw:line>
        <draw:frame draw:style-name="gr5" draw:text-style-name="P3" draw:layer="layout" svg:width="1.598cm" svg:height="0.954cm" svg:x="17.873cm" svg:y="4.445cm">
          <draw:text-box>
            <text:p><text:span text:style-name="T1">next</text:span></text:p>
          </draw:text-box>
        </draw:frame>
        <draw:custom-shape draw:style-name="gr6" draw:text-style-name="P2" draw:layer="layout" svg:width="32.927cm" svg:height="1.905cm" svg:x="0.728cm" svg:y="10.795cm">
          <text:p text:style-name="P1"><text:span text:style-name="T1">[&lt;Plan-1&gt; results-in-relationship</text:span></text:p>
          <text:p text:style-name="P1"><text:span text:style-name="T1">[&lt;Goal-1&gt; is-occurring true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702cm" svg:height="1.905cm" svg:x="22.953cm" svg:y="8.255cm">
          <text:p text:style-name="P1"><text:span text:style-name="T1">[&lt;Plan-2&gt; results-in-relationship</text:span></text:p>
          <text:p text:style-name="P1"><text:span text:style-name="T1">[&lt;Goal-2&gt; is-occurring true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0.702cm" svg:height="1.905cm" svg:x="22.953cm" svg:y="0.635cm">
          <text:p text:style-name="P1"><text:span text:style-name="T1">[&lt;Reflective-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1.27cm" svg:height="0.954cm" svg:x="21.148cm" svg:y="2.54cm">
          <draw:text-box>
            <text:p><text:span text:style-name="T1">(1)</text:span></text:p>
          </draw:text-box>
        </draw:frame>
        <draw:line draw:style-name="gr9" draw:text-style-name="P1" draw:layer="layout" svg:x1="22.953cm" svg:y1="3.075cm" svg:x2="22.318cm" svg:y2="3.075cm">
          <text:p/>
        </draw:line>
        <draw:g>
          <draw:path draw:style-name="gr3" draw:text-style-name="P1" draw:layer="layout" svg:width="1.708cm" svg:height="0.262cm" draw:transform="skewX (-0.22410027595603) rotate (-1.94970730740368) translate (22.9531818087988cm 3.81002840979254cm)" svg:viewBox="0 0 1709 263" svg:d="m0-45469c100 590 1709 3 1709 3">
            <text:p/>
          </draw:path>
          <draw:path draw:style-name="gr3" draw:text-style-name="P1" draw:layer="layout" svg:width="1.708cm" svg:height="0.262cm" draw:transform="skewX (0.22410027595603) rotate (-1.19188534618789) translate (22.3219455451928cm 5.39704031990695cm)" svg:viewBox="0 0 1709 263" svg:d="m1709-37484c-101 590-1709 3-1709 3">
            <text:p/>
          </draw:path>
        </draw:g>
        <draw:frame draw:style-name="gr8" draw:text-style-name="P3" draw:layer="layout" svg:width="1.905cm" svg:height="0.954cm" svg:x="17.238cm" svg:y="8.89cm">
          <draw:text-box>
            <text:p><text:span text:style-name="T1">(2, 3)</text:span></text:p>
          </draw:text-box>
        </draw:frame>
        <draw:line draw:style-name="gr9" draw:text-style-name="P1" draw:layer="layout" svg:x1="19.778cm" svg:y1="9.425cm" svg:x2="19.143cm" svg:y2="9.425cm">
          <text:p/>
        </draw:line>
        <draw:g>
          <draw:path draw:style-name="gr3" draw:text-style-name="P1" draw:layer="layout" svg:width="1.708cm" svg:height="0.262cm" draw:transform="skewX (-0.22410027595603) rotate (-1.94970730740368) translate (19.7781818087988cm 10.1600284097925cm)" svg:viewBox="0 0 1709 263" svg:d="m0-44267c100 591 1709 3 1709 3">
            <text:p/>
          </draw:path>
          <draw:path draw:style-name="gr3" draw:text-style-name="P1" draw:layer="layout" svg:width="1.708cm" svg:height="0.262cm" draw:transform="skewX (0.22410027595603) rotate (-1.19188534618789) translate (19.1469455451929cm 11.7470403199069cm)" svg:viewBox="0 0 1709 263" svg:d="m1709-26887c-101 591-1709 3-1709 3">
            <text:p/>
          </draw:path>
        </draw:g>
        <draw:frame draw:style-name="gr10" draw:text-style-name="P3" draw:layer="layout" svg:width="1.27cm" svg:height="1.431cm" svg:x="25.593cm" svg:y="6.35cm">
          <draw:text-box>
            <text:p><text:span text:style-name="T1">(3)</text:span></text:p>
          </draw:text-box>
        </draw:frame>
        <draw:line draw:style-name="gr9" draw:text-style-name="P1" draw:layer="layout" svg:x1="27.398cm" svg:y1="6.885cm" svg:x2="26.763cm" svg:y2="6.885cm">
          <text:p/>
        </draw:line>
        <draw:g>
          <draw:path draw:style-name="gr3" draw:text-style-name="P1" draw:layer="layout" svg:width="2.926cm" svg:height="0.275cm" draw:transform="skewX (0.0563741348394062) rotate (-1.78861341744464) translate (27.3981818087988cm 7.62005113762656cm)" svg:viewBox="0 0 2927 276" svg:d="m0-56795c172 620 2927 2 2927 2">
            <text:p/>
          </draw:path>
          <draw:path draw:style-name="gr3" draw:text-style-name="P1" draw:layer="layout" svg:width="2.926cm" svg:height="0.275cm" draw:transform="skewX (-0.0563741348394062) rotate (-1.35297923614694) translate (26.7665855352373cm 10.4767727518822cm)" svg:viewBox="0 0 2927 276" svg:d="m2927-47740c-172 620-2927 3-2927 3">
            <text:p/>
          </draw:path>
        </draw:g>
        <draw:frame draw:style-name="gr8" draw:text-style-name="P3" draw:layer="layout" svg:width="1.27cm" svg:height="0.954cm" svg:x="31.75cm" svg:y="4.625cm">
          <draw:text-box>
            <text:p><text:span text:style-name="T1">(4)</text:span></text:p>
          </draw:text-box>
        </draw:frame>
        <draw:line draw:style-name="gr9" draw:text-style-name="P1" draw:layer="layout" svg:x1="31.85cm" svg:y1="5.16cm" svg:x2="31.215cm" svg:y2="5.16cm">
          <text:p/>
        </draw:line>
        <draw:line draw:style-name="gr2" draw:text-style-name="P1" draw:layer="layout" svg:x1="0.635cm" svg:y1="13.655cm" svg:x2="3.175cm" svg:y2="13.655cm">
          <text:p/>
        </draw:line>
        <draw:frame draw:style-name="gr11" draw:text-style-name="P3" draw:layer="layout" svg:width="1.827cm" svg:height="1.585cm" svg:x="0.635cm" svg:y="13.655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29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7:14:49</meta:creation-date>
    <dc:date>2011-07-30T19:48:02</dc:date>
    <dc:creator>Bo Morgan</dc:creator>
    <meta:editing-duration>PT00H33M55S</meta:editing-duration>
    <meta:editing-cycles>7</meta:editing-cycles>
    <meta:generator>OpenOffice.org/3.2$Linux OpenOffice.org_project/320m12$Build-9483</meta:generator>
    <meta:document-statistic meta:object-count="43"/>
  </office:meta>
</office:document-meta>
</file>